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an" svg:font-family="Macan, 'Helvetica Neu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555555" loext:opacity="100%" style:font-name="Macan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need a website for recharge card purchase and other bills payment like electricity bill, water bill, cable TV bills etc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an" svg:font-family="Macan, 'Helvetica Neu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0T08:19:31.165000000</meta:creation-date>
    <dc:date>2022-07-30T08:20:34.128000000</dc:date>
    <meta:editing-duration>PT1M4S</meta:editing-duration>
    <meta:editing-cycles>1</meta:editing-cycles>
    <meta:document-statistic meta:table-count="0" meta:image-count="0" meta:object-count="0" meta:page-count="1" meta:paragraph-count="1" meta:word-count="21" meta:character-count="123" meta:non-whitespace-character-count="102"/>
    <meta:generator>LibreOffice/7.3.4.2$Windows_X86_64 LibreOffice_project/728fec16bd5f605073805c3c9e7c4212a0120dc5</meta:generator>
  </office:meta>
</office:document-meta>
</file>